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style:text-properties fo:font-size="22pt" style:font-size-asian="22pt" style:font-size-complex="22pt"/>
    </style:style>
    <style:style style:name="P2" style:parent-style-name="Textbody" style:family="paragraph">
      <style:text-properties fo:font-size="22pt" style:font-size-asian="22pt" style:font-size-complex="22pt"/>
    </style:style>
    <style:style style:name="T3" style:parent-style-name="DefaultParagraphFont" style:family="text">
      <style:text-properties fo:font-size="22pt" style:font-size-asian="22pt" style:font-size-complex="22pt"/>
    </style:style>
    <style:style style:name="T4" style:parent-style-name="DefaultParagraphFont" style:family="text">
      <style:text-properties fo:font-style="italic" style:font-style-asian="italic"/>
    </style:style>
    <style:style style:name="T5" style:parent-style-name="DefaultParagraphFont" style:family="text">
      <style:text-properties fo:font-style="italic" style:font-style-asian="italic"/>
    </style:style>
    <style:style style:name="T6" style:parent-style-name="DefaultParagraphFont" style:family="text">
      <style:text-properties fo:font-style="italic" style:font-style-asian="italic"/>
    </style:style>
    <style:style style:name="P7" style:parent-style-name="Textbody" style:family="paragraph">
      <style:text-properties fo:font-size="22pt" style:font-size-asian="22pt" style:font-size-complex="22pt"/>
    </style:style>
    <style:style style:name="P8" style:parent-style-name="Textbody" style:family="paragraph">
      <style:text-properties style:font-size-complex="11pt"/>
    </style:style>
    <style:style style:name="P9" style:parent-style-name="Textbody" style:family="paragraph">
      <style:text-properties fo:font-size="22pt" style:font-size-asian="22pt" style:font-size-complex="22pt"/>
    </style:style>
    <style:style style:name="P10" style:parent-style-name="Textbody" style:family="paragraph">
      <style:text-properties fo:font-size="22pt" style:font-size-asian="22pt" style:font-size-complex="22pt"/>
    </style:style>
  </office:automatic-styles>
  <office:body>
    <office:text text:use-soft-page-breaks="true">
      <text:p text:style-name="P1"><text:s/>Practical 2 – Scheduler</text:p>
      <text:p text:style-name="P2">Overview</text:p>
      <text:p text:style-name="Textbody">Our task was to implement a user space scheduler in C. The scheduler had to be able to read in process data from a conf file, and schedule them using the round robin scheduler design. An optional extension was to implement process priority handling, where processes of higher priority (priority closer to 0) would be executed before those of lower priority (priority approaching 20).</text:p>
      <text:p text:style-name="Textbody"><text:span text:style-name="T3">Design</text:span></text:p>
      <text:p text:style-name="Textbody">The program is organised into three<text:s/>main<text:s/>files: the scheduler implementation in<text:s/><text:span text:style-name="T4">my_sched.c</text:span>, line processing and linked list operations in<text:s/><text:span text:style-name="T5">pc_block.c</text:span>, and<text:s/>constants,<text:s/>struct tyedef, and function headers in the<text:s/><text:span text:style-name="T6">sched.h</text:span><text:s/>header file.<text:s/>There are additional files that are used to test program execution.</text:p>
      <text:p text:style-name="Textbody"/>
      <text:p text:style-name="P7">Testing</text:p>
      <text:p text:style-name="P8"/>
      <text:p text:style-name="P9">Conclusion</text:p>
      <text:p text:style-name="Textbody"/>
      <text:p text:style-name="P10">References</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ource Han Sans CN Regular" svg:font-family="Source Han Sans CN Regular"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ource Han Sans CN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Yu Gothic Light" style:font-name-complex="Mangal" fo:color="#2F5496" fo:font-size="16pt" style:font-size-asian="16pt" style:font-size-complex="14.5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Yu Gothic Light" style:font-name-complex="Mangal" fo:color="#2F5496" fo:font-size="13pt" style:font-size-asian="13pt" style:font-size-complex="11.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ing1Char" style:display-name="Heading 1 Char" style:family="text" style:parent-style-name="DefaultParagraphFont">
      <style:text-properties style:font-name="Calibri Light" style:font-name-asian="Yu Gothic Light" style:font-name-complex="Mangal" fo:color="#2F5496" fo:font-size="16pt" style:font-size-asian="16pt" style:font-size-complex="14.5pt"/>
    </style:style>
    <style:style style:name="Heading2Char" style:display-name="Heading 2 Char" style:family="text" style:parent-style-name="DefaultParagraphFont">
      <style:text-properties style:font-name="Calibri Light" style:font-name-asian="Yu Gothic Light" style:font-name-complex="Mangal" fo:color="#2F5496" fo:font-size="13pt" style:font-size-asian="13pt" style:font-size-complex="11.5pt"/>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Header">160003253<text:tab/><text:tab/>CS3104<text:s/>– Operating Systems</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aura Molnar</dc:creator>
    <meta:creation-date>2018-11-12T11:04:00Z</meta:creation-date>
    <dc:date>2018-11-21T16:11:00Z</dc:date>
    <meta:template xlink:href="Normal" xlink:type="simple"/>
    <meta:editing-cycles>8</meta:editing-cycles>
    <meta:editing-duration>PT6240S</meta:editing-duration>
    <meta:document-statistic meta:page-count="1" meta:paragraph-count="1" meta:word-count="112" meta:character-count="755" meta:row-count="5" meta:non-whitespace-character-count="644"/>
  </office:meta>
</office:document-meta>
</file>